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4bd" officeooo:paragraph-rsid="001414bd"/>
    </style:style>
    <style:style style:name="P2" style:family="paragraph" style:parent-style-name="Standard">
      <style:text-properties officeooo:rsid="001414bd" officeooo:paragraph-rsid="00157e14"/>
    </style:style>
    <style:style style:name="P3" style:family="paragraph" style:parent-style-name="Standard">
      <style:text-properties fo:font-weight="bold" officeooo:rsid="001414bd" officeooo:paragraph-rsid="001414bd" style:font-weight-asian="bold" style:font-weight-complex="bold"/>
    </style:style>
    <style:style style:name="P4" style:family="paragraph" style:parent-style-name="Standard">
      <style:text-properties officeooo:paragraph-rsid="0016e2f4"/>
    </style:style>
    <style:style style:name="P5" style:family="paragraph" style:parent-style-name="Standard">
      <style:text-properties officeooo:rsid="001414bd" officeooo:paragraph-rsid="001414bd"/>
    </style:style>
    <style:style style:name="T1" style:family="text">
      <style:text-properties officeooo:rsid="001414bd"/>
    </style:style>
    <style:style style:name="T2" style:family="text">
      <style:text-properties officeooo:rsid="0016e2f4"/>
    </style:style>
    <style:style style:name="T3" style:family="text">
      <style:text-properties officeooo:rsid="001840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Cấp mới </text:p>
      <text:p text:style-name="P1">1. CTS Tổ chức – giấy tờ : CCCD</text:p>
      <text:p text:style-name="P1"/>
      <text:p text:style-name="P1">2. CTS Tổ chức – giấy tờ : CMND</text:p>
      <text:p text:style-name="P1">3. CTS Tổ chức – giấy tờ: Hộ chiếu</text:p>
      <text:p text:style-name="P2">4. CTS <text:span text:style-name="T2">cá nhân thuộc tổ chức (Người đại diện)</text:span> – giấy tờ : CCCD</text:p>
      <text:p text:style-name="P4"><text:span text:style-name="T1">5. CTS Tổ chức (Người đại diện) – giấy tờ : CMND</text:span></text:p>
      <text:p text:style-name="P4"><text:span text:style-name="T1">6. CTS Tổ chức (Người đại diện) – giấy tờ: Hộ chiếu</text:span></text:p>
      <text:p text:style-name="P4"><text:span text:style-name="T1">7. CTS cá nhân thuộc tổ chức (Nhân viên) – giấy tờ : CCCD</text:span></text:p>
      <text:p text:style-name="P4"><text:span text:style-name="T1">8. CTS Tổ chức (Nhân viên) – giấy tờ : CMND</text:span></text:p>
      <text:p text:style-name="P4"><text:span text:style-name="T1">9. CTS Tổ chức (Nhân viên) – giấy tờ: Hộ chiếu</text:span></text:p>
      <text:p text:style-name="P3">B.Thu hồi </text:p>
      <text:p text:style-name="P1">- Kết quả : Thu hồi thành công</text:p>
      <text:p text:style-name="P3">C Khóa</text:p>
      <text:p text:style-name="P1">- Kết quả: Khóa thành công</text:p>
      <text:p text:style-name="P3">D.Mở khóa</text:p>
      <text:p text:style-name="P1">- Kết quả: Mở khóa thành công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8T14:26:07.212000000</meta:creation-date>
    <dc:date>2023-10-18T15:03:41.796000000</dc:date>
    <meta:editing-duration>PT24M40S</meta:editing-duration>
    <meta:editing-cycles>7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6" meta:word-count="122" meta:character-count="524" meta:non-whitespace-character-count="406"/>
  </office:meta>
</office:document-meta>
</file>